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468cm" svg:height="8.138cm" svg:x="0.432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3:26:55.801506593</dc:date>
    <meta:editing-duration>PT5M39S</meta:editing-duration>
    <meta:editing-cycles>21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69cm" svg:height="8.139cm" xlink:href="." xlink:type="simple" chart:class="chart:scatter" chart:style-name="ch1">
        <chart:plot-area chart:style-name="ch2" chart:data-source-has-labels="both" svg:x="0.289cm" svg:y="0.162cm" svg:width="13.891cm" svg:height="7.815cm">
          <chartooo:coordinate-region svg:x="0.831cm" svg:y="0.362cm" svg:width="13.255cm" svg:height="7.416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